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0" svg:font-family="0" style:font-family-generic="roman" style:font-pitch="variable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f5f47" officeooo:paragraph-rsid="000f5f47"/>
    </style:style>
    <style:style style:name="T1" style:family="text">
      <style:text-properties fo:color="#a9b7c6" style:font-name="0" fo:font-size="10pt" style:font-size-asian="10pt"/>
    </style:style>
    <style:style style:name="T2" style:family="text">
      <style:text-properties fo:color="#a9b7c6" style:font-name="JetBrains Mono" fo:font-size="10pt" fo:font-style="normal" fo:font-weight="normal" style:font-size-asian="10pt" style:font-style-asian="normal" style:font-weight-asian="normal"/>
    </style:style>
    <style:style style:name="T3" style:family="text">
      <style:text-properties fo:color="#a9b7c6" style:font-name="JetBrains Mono" fo:font-size="10pt" fo:font-style="italic" fo:font-weight="normal" style:font-size-asian="10pt" style:font-style-asian="italic" style:font-weight-asian="normal"/>
    </style:style>
    <style:style style:name="T4" style:family="text">
      <style:text-properties fo:color="#cc7832" style:font-name="JetBrains Mono" fo:font-size="10pt" fo:font-style="normal" fo:font-weight="normal" style:font-size-asian="10pt" style:font-style-asian="normal" style:font-weight-asian="normal"/>
    </style:style>
    <style:style style:name="T5" style:family="text">
      <style:text-properties fo:color="#9876aa" style:font-name="JetBrains Mono" fo:font-size="10pt" fo:font-style="italic" fo:font-weight="normal" style:font-size-asian="10pt" style:font-style-asian="italic" style:font-weight-asian="normal"/>
    </style:style>
    <style:style style:name="T6" style:family="text">
      <style:text-properties fo:color="#9876aa" style:font-name="JetBrains Mono" fo:font-size="10pt" fo:font-style="normal" fo:font-weight="normal" style:font-size-asian="10pt" style:font-style-asian="normal" style:font-weight-asian="normal"/>
    </style:style>
    <style:style style:name="T7" style:family="text">
      <style:text-properties fo:color="#6a8759" style:font-name="JetBrains Mono" fo:font-size="10pt" fo:font-style="normal" fo:font-weight="normal" style:font-size-asian="10pt" style:font-style-asian="normal" style:font-weight-asian="normal"/>
    </style:style>
    <style:style style:name="T8" style:family="text">
      <style:text-properties fo:color="#6897bb" style:font-name="JetBrains Mono" fo:font-size="10pt" fo:font-style="normal" fo:font-weight="normal" style:font-size-asian="10pt" style:font-style-asian="normal" style:font-weight-asian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us details -map</text:p>
      <text:p text:style-name="P1"/>
      <text:p text:style-name="P1">addBus();</text:p>
      <text:p text:style-name="P1"/>
      <text:p text:style-name="P1">ticket – bus details, noOfpass, passenger details</text:p>
      <text:p text:style-name="P1"/>
      <text:p text:style-name="P1">addTicket(bus number, noOfSeat, passenger);</text:p>
      <text:p text:style-name="P1"><text:span text:style-name="T6">busServiceImp</text:span><text:span text:style-name="T2">.addBusDetails(</text:span><text:span text:style-name="T8">123</text:span><text:span text:style-name="T4">, </text:span><text:span text:style-name="T2">LocalDate.</text:span><text:span text:style-name="T3">of</text:span><text:span text:style-name="T2">(</text:span><text:span text:style-name="T8">2023</text:span><text:span text:style-name="T4">,</text:span><text:span text:style-name="T8">02</text:span><text:span text:style-name="T4">,</text:span><text:span text:style-name="T8">01</text:span><text:span text:style-name="T2">)</text:span><text:span text:style-name="T4">, </text:span><text:span text:style-name="T2">LocalTime.</text:span><text:span text:style-name="T3">of</text:span><text:span text:style-name="T2">(</text:span><text:span text:style-name="T8">10</text:span><text:span text:style-name="T4">,</text:span><text:span text:style-name="T8">30</text:span><text:span text:style-name="T2">)</text:span><text:span text:style-name="T4">,</text:span><text:span text:style-name="T2">LocalTime.</text:span><text:span text:style-name="T3">of</text:span><text:span text:style-name="T2">(</text:span><text:span text:style-name="T8">10</text:span><text:span text:style-name="T4">,</text:span><text:span text:style-name="T8">40</text:span><text:span text:style-name="T2">)</text:span><text:span text:style-name="T4">,</text:span><text:span text:style-name="T7">"Rajahmundry"</text:span><text:span text:style-name="T4">,</text:span><text:span text:style-name="T7">"Hyderabad"</text:span><text:span text:style-name="T4">,</text:span><text:span text:style-name="T8">950</text:span><text:span text:style-name="T2">)</text:span><text:span text:style-name="T4">;</text:span><text:line-break/><text:line-break/><text:span text:style-name="T4"> </text:span><text:span text:style-name="T2">BusDetails busDetails=</text:span><text:span text:style-name="T6">busServiceImp</text:span><text:span text:style-name="T2">.printBusDetails(</text:span><text:span text:style-name="T8">123</text:span><text:span text:style-name="T2">)</text:span><text:span text:style-name="T4">;</text:span><text:line-break/><text:line-break/><text:span text:style-name="T4"> </text:span><text:span text:style-name="T2">System.</text:span><text:span text:style-name="T5">out</text:span><text:span text:style-name="T2">.println(busDetails)</text:span><text:span text:style-name="T4">;</text:span><text:line-break/><text:line-break/><text:span text:style-name="T4"> </text:span><text:span text:style-name="T2">List&lt;Passenger&gt; passengers=</text:span><text:span text:style-name="T4">new </text:span><text:span text:style-name="T2">ArrayList&lt;&gt;()</text:span><text:span text:style-name="T4">;</text:span><text:line-break/><text:span text:style-name="T4"> </text:span><text:span text:style-name="T2">Passenger passenger=</text:span><text:span text:style-name="T4">new </text:span><text:span text:style-name="T2">Passenger(</text:span><text:span text:style-name="T7">"Niharika"</text:span><text:span text:style-name="T4">,</text:span><text:span text:style-name="T7">"WH1234YR"</text:span><text:span text:style-name="T4">,</text:span><text:span text:style-name="T7">"123HYIO"</text:span><text:span text:style-name="T4">,</text:span><text:span text:style-name="T8">9654321</text:span><text:span text:style-name="T2">)</text:span><text:span text:style-name="T4">;</text:span><text:line-break/><text:span text:style-name="T4"> </text:span><text:span text:style-name="T2">Passenger passenger1=</text:span><text:span text:style-name="T4">new </text:span><text:span text:style-name="T2">Passenger(</text:span><text:span text:style-name="T7">"Reethu"</text:span><text:span text:style-name="T4">,</text:span><text:span text:style-name="T7">"WH906HK"</text:span><text:span text:style-name="T4">,</text:span><text:span text:style-name="T7">"456UY"</text:span><text:span text:style-name="T4">,</text:span><text:span text:style-name="T8">90876</text:span><text:span text:style-name="T2">)</text:span><text:span text:style-name="T4">;</text:span><text:line-break/><text:line-break/><text:span text:style-name="T4"> </text:span><text:span text:style-name="T2">passengers.add(passenger)</text:span><text:span text:style-name="T4">;</text:span><text:span text:style-name="T2">passengers.add(passenger1)</text:span><text:span text:style-name="T4">;</text:span><text:line-break/><text:span text:style-name="T4">int </text:span><text:span text:style-name="T2">ticketId= </text:span><text:span text:style-name="T6">ticketServiceImp</text:span><text:span text:style-name="T2">.buyTicket(</text:span><text:span text:style-name="T8">123</text:span><text:span text:style-name="T4">,</text:span><text:span text:style-name="T8">2</text:span><text:span text:style-name="T4">,</text:span><text:span text:style-name="T2">passengers)</text:span><text:span text:style-name="T4">;</text:span><text:line-break/><text:line-break/><text:span text:style-name="T4"> </text:span><text:span text:style-name="T2">System.</text:span><text:span text:style-name="T5">out</text:span><text:span text:style-name="T2">.println(ticketId)</text:span><text:span text:style-name="T4">;</text:span><text:line-break/><text:span text:style-name="T4"> </text:span><text:span text:style-name="T2">Ticket printTicket= </text:span><text:span text:style-name="T6">ticketServiceImp</text:span><text:span text:style-name="T2">.printTicket(ticketId)</text:span><text:span text:style-name="T4">;</text:span><text:line-break/><text:span text:style-name="T4"> </text:span><text:span text:style-name="T2">System.</text:span><text:span text:style-name="T5">out</text:span><text:span text:style-name="T2">.println(printTicket)</text:span><text:span text:style-name="T4">;</text:span></text:p>
      <text:p text:style-name="P1"/>
      <text:p text:style-name="P1"/>
      <text:p text:style-name="P1"/>
      <text:p text:style-name="P1"><text:span text:style-name="T1"><text:s/></text:span><text:span text:style-name="T2">Scanner sc = </text:span><text:span text:style-name="T4">new </text:span><text:span text:style-name="T2">Scanner(System.</text:span><text:span text:style-name="T5">in</text:span><text:span text:style-name="T2">)</text:span><text:span text:style-name="T4">;</text:span><text:line-break/><text:span text:style-name="T4"> <text:s text:c="3"/>boolean </text:span><text:span text:style-name="T2">flag = </text:span><text:span text:style-name="T4">true;</text:span><text:line-break/><text:span text:style-name="T4"> <text:s text:c="3"/>while </text:span><text:span text:style-name="T2">(flag) {</text:span><text:line-break/><text:span text:style-name="T2"> <text:s text:c="7"/>System.</text:span><text:span text:style-name="T5">out</text:span><text:span text:style-name="T2">.println(</text:span><text:span text:style-name="T7">"Select an option :"</text:span><text:span text:style-name="T2">)</text:span><text:span text:style-name="T4">;</text:span><text:line-break/><text:span text:style-name="T4"> <text:s text:c="7"/></text:span><text:span text:style-name="T2">System.</text:span><text:span text:style-name="T5">out</text:span><text:span text:style-name="T2">.println(</text:span><text:span text:style-name="T7">" 1. Enter Bus Details"</text:span><text:span text:style-name="T2">)</text:span><text:span text:style-name="T4">;</text:span><text:line-break/><text:span text:style-name="T4"> <text:s text:c="7"/></text:span><text:span text:style-name="T2">System.</text:span><text:span text:style-name="T5">out</text:span><text:span text:style-name="T2">.println(</text:span><text:span text:style-name="T7">"2. Print Bus Details "</text:span><text:span text:style-name="T2">)</text:span><text:span text:style-name="T4">;</text:span><text:line-break/><text:span text:style-name="T4"> <text:s text:c="7"/></text:span><text:span text:style-name="T2">System.</text:span><text:span text:style-name="T5">out</text:span><text:span text:style-name="T2">.println(</text:span><text:span text:style-name="T7">"3. Buy Ticket"</text:span><text:span text:style-name="T2">)</text:span><text:span text:style-name="T4">;</text:span><text:line-break/><text:span text:style-name="T4"> <text:s text:c="7"/></text:span><text:span text:style-name="T2">System.</text:span><text:span text:style-name="T5">out</text:span><text:span text:style-name="T2">.println(</text:span><text:span text:style-name="T7">"4. Print Ticket"</text:span><text:span text:style-name="T2">)</text:span><text:span text:style-name="T4">;</text:span><text:line-break/><text:span text:style-name="T4"> <text:s text:c="7"/></text:span><text:span text:style-name="T2">System.</text:span><text:span text:style-name="T5">out</text:span><text:span text:style-name="T2">.println(</text:span><text:span text:style-name="T7">"5. Exit"</text:span><text:span text:style-name="T2">)</text:span><text:span text:style-name="T4">;</text:span><text:line-break/><text:span text:style-name="T4"> <text:s text:c="7"/>int </text:span><text:span text:style-name="T2">n = sc.nextInt()</text:span><text:span text:style-name="T4">;</text:span><text:line-break/><text:span text:style-name="T4"> <text:s text:c="7"/>switch </text:span><text:span text:style-name="T2">(n) {</text:span><text:line-break/><text:span text:style-name="T2"> <text:s text:c="11"/></text:span><text:span text:style-name="T4">case </text:span><text:span text:style-name="T8">1</text:span><text:span text:style-name="T2">:</text:span><text:line-break/><text:span text:style-name="T2"> <text:s text:c="15"/>System.</text:span><text:span text:style-name="T5">out</text:span><text:span text:style-name="T2">.println(</text:span><text:span text:style-name="T7">"Enter bus number"</text:span><text:span text:style-name="T2">)</text:span><text:span text:style-name="T4">;</text:span><text:line-break/><text:span text:style-name="T4"> <text:s text:c="15"/>int </text:span><text:span text:style-name="T2">busNumber=sc.nextInt()</text:span><text:span text:style-name="T4">;</text:span><text:line-break/><text:span text:style-name="T4"> <text:s text:c="15"/></text:span><text:span text:style-name="T2">System.</text:span><text:span text:style-name="T5">out</text:span><text:span text:style-name="T2">.println(</text:span><text:span text:style-name="T7">"Enter Date of Arrival dd-mm-yy"</text:span><text:span text:style-name="T2">)</text:span><text:span text:style-name="T4">;</text:span><text:line-break/><text:span text:style-name="T4"> <text:s text:c="15"/></text:span><text:span text:style-name="T2">String dateOfArrival=sc.next()</text:span><text:span text:style-name="T4">;</text:span><text:line-break/><text:span text:style-name="T4"> <text:s text:c="15"/></text:span><text:span text:style-name="T2">LocalDate date=LocalDate.</text:span><text:span text:style-name="T3">parse</text:span><text:span text:style-name="T2">(dateOfArrival)</text:span><text:span text:style-name="T4">;</text:span><text:line-break/><text:span text:style-name="T4"> <text:s text:c="15"/></text:span><text:span text:style-name="T2">System.</text:span><text:span text:style-name="T5">out</text:span><text:span text:style-name="T2">.println(</text:span><text:span text:style-name="T7">"Enter Arrival time hh:mm "</text:span><text:span text:style-name="T2">)</text:span><text:span text:style-name="T4">;</text:span><text:line-break/><text:span text:style-name="T4"> <text:s text:c="15"/></text:span><text:span text:style-name="T2">String arrivalTime=sc.next()</text:span><text:span text:style-name="T4">;</text:span><text:line-break/><text:span text:style-name="T4"> <text:s text:c="15"/></text:span><text:span text:style-name="T2">LocalTime time=LocalTime.</text:span><text:span text:style-name="T3">parse</text:span><text:span text:style-name="T2">(arrivalTime)</text:span><text:span text:style-name="T4">;</text:span><text:line-break/><text:span text:style-name="T4"> <text:s text:c="15"/></text:span><text:span text:style-name="T2">System.</text:span><text:span text:style-name="T5">out</text:span><text:span text:style-name="T2">.println(</text:span><text:span text:style-name="T7">"Enter Departure time hh:mm"</text:span><text:span text:style-name="T2">)</text:span><text:span text:style-name="T4">;</text:span><text:line-break/><text:span text:style-name="T4"> <text:s text:c="15"/></text:span><text:span text:style-name="T2">String depTime=sc.next()</text:span><text:span text:style-name="T4">;</text:span><text:line-break/><text:span text:style-name="T4"> <text:s text:c="15"/></text:span><text:span text:style-name="T2">LocalTime depttime=LocalTime.</text:span><text:span text:style-name="T3">parse</text:span><text:span text:style-name="T2">(depTime)</text:span><text:span text:style-name="T4">;</text:span><text:line-break/><text:span text:style-name="T4"> <text:s text:c="15"/></text:span><text:span text:style-name="T2">System.</text:span><text:span text:style-name="T5">out</text:span><text:span text:style-name="T2">.println(</text:span><text:span text:style-name="T7">"Enter from station"</text:span><text:span text:style-name="T2">)</text:span><text:span text:style-name="T4">;</text:span><text:line-break/><text:span text:style-name="T4"> <text:s text:c="15"/></text:span><text:span text:style-name="T2">String from=sc.next()</text:span><text:span text:style-name="T4">;</text:span><text:line-break/><text:span text:style-name="T4"> <text:s text:c="15"/></text:span><text:span text:style-name="T2">System.</text:span><text:span text:style-name="T5">out</text:span><text:span text:style-name="T2">.println(</text:span><text:span text:style-name="T7">"Enter to station"</text:span><text:span text:style-name="T2">)</text:span><text:span text:style-name="T4">;</text:span><text:line-break/><text:span text:style-name="T4"> <text:s text:c="15"/></text:span><text:span text:style-name="T2">String to=sc.next()</text:span><text:span text:style-name="T4">;</text:span><text:line-break/><text:span text:style-name="T4"> <text:s text:c="15"/></text:span><text:span text:style-name="T2">System.</text:span><text:span text:style-name="T5">out</text:span><text:span text:style-name="T2">.println(</text:span><text:span text:style-name="T7">"Enter ticket cost"</text:span><text:span text:style-name="T2">)</text:span><text:span text:style-name="T4">;</text:span><text:line-break/><text:span text:style-name="T4"> <text:s text:c="15"/>double </text:span><text:span text:style-name="T2">cost=sc.nextDouble()</text:span><text:span text:style-name="T4">;</text:span><text:line-break/><text:span text:style-name="T4"> <text:s text:c="15"/></text:span><text:span text:style-name="T6">busServiceImp</text:span><text:span text:style-name="T2">.addBusDetails(busNumber</text:span><text:span text:style-name="T4">,</text:span><text:span text:style-name="T2">date</text:span><text:span text:style-name="T4">,</text:span><text:span text:style-name="T2">time</text:span><text:span text:style-name="T4">,</text:span><text:span text:style-name="T2">depttime</text:span><text:span text:style-name="T4">, </text:span><text:span text:style-name="T2">from</text:span><text:span text:style-name="T4">,</text:span><text:span text:style-name="T2">to</text:span><text:span text:style-name="T4">,</text:span><text:span text:style-name="T2">cost)</text:span><text:span text:style-name="T4">;</text:span><text:line-break/><text:span text:style-name="T4"> <text:s text:c="15"/>break;</text:span><text:line-break/><text:span text:style-name="T4"> <text:s text:c="11"/>case </text:span><text:span text:style-name="T8">2</text:span><text:span text:style-name="T2">:</text:span><text:line-break/><text:soft-page-break/><text:span text:style-name="T2"> <text:s text:c="15"/>System.</text:span><text:span text:style-name="T5">out</text:span><text:span text:style-name="T2">.println(</text:span><text:span text:style-name="T7">"Enter Bus Number"</text:span><text:span text:style-name="T2">)</text:span><text:span text:style-name="T4">;</text:span><text:line-break/><text:span text:style-name="T4"> <text:s text:c="15"/>int </text:span><text:span text:style-name="T2">busNum=sc.nextInt()</text:span><text:span text:style-name="T4">;</text:span><text:line-break/><text:span text:style-name="T4"> <text:s text:c="15"/></text:span><text:span text:style-name="T2">BusDetails busDetails=</text:span><text:span text:style-name="T6">busServiceImp</text:span><text:span text:style-name="T2">.printBusDetails(busNum)</text:span><text:span text:style-name="T4">;</text:span><text:line-break/><text:span text:style-name="T4"> <text:s text:c="15"/></text:span><text:span text:style-name="T2">System.</text:span><text:span text:style-name="T5">out</text:span><text:span text:style-name="T2">.println(busDetails)</text:span><text:span text:style-name="T4">;</text:span><text:line-break/><text:span text:style-name="T4"> <text:s text:c="15"/>break;</text:span><text:line-break/><text:span text:style-name="T4"> <text:s text:c="11"/>case </text:span><text:span text:style-name="T8">3</text:span><text:span text:style-name="T2">:</text:span><text:line-break/><text:span text:style-name="T2"> <text:s text:c="15"/>List&lt;Passenger&gt; passengers=</text:span><text:span text:style-name="T4">new </text:span><text:span text:style-name="T2">ArrayList&lt;&gt;()</text:span><text:span text:style-name="T4">;</text:span><text:line-break/><text:span text:style-name="T4"> <text:s text:c="15"/></text:span><text:span text:style-name="T2">System.</text:span><text:span text:style-name="T5">out</text:span><text:span text:style-name="T2">.println(</text:span><text:span text:style-name="T7">"Enter Bus Number"</text:span><text:span text:style-name="T2">)</text:span><text:span text:style-name="T4">;</text:span><text:line-break/><text:span text:style-name="T4"> <text:s text:c="15"/>int </text:span><text:span text:style-name="T2">busNumberIn=sc.nextInt()</text:span><text:span text:style-name="T4">;</text:span><text:line-break/><text:span text:style-name="T4"> <text:s text:c="15"/></text:span><text:span text:style-name="T2">System.</text:span><text:span text:style-name="T5">out</text:span><text:span text:style-name="T2">.println(</text:span><text:span text:style-name="T7">"Enter Number of passenger :"</text:span><text:span text:style-name="T2">)</text:span><text:span text:style-name="T4">;</text:span><text:line-break/><text:span text:style-name="T4"> <text:s text:c="15"/>int </text:span><text:span text:style-name="T2">noPassengers=sc.nextInt()</text:span><text:span text:style-name="T4">;</text:span><text:line-break/><text:span text:style-name="T4"> <text:s text:c="15"/>for</text:span><text:span text:style-name="T2">(</text:span><text:span text:style-name="T4">int </text:span><text:span text:style-name="T2">i=</text:span><text:span text:style-name="T8">0</text:span><text:span text:style-name="T4">;</text:span><text:span text:style-name="T2">i&lt;noPassengers</text:span><text:span text:style-name="T4">;</text:span><text:span text:style-name="T2">i++)</text:span><text:line-break/><text:span text:style-name="T2"> <text:s text:c="15"/>{ </text:span><text:line-break/><text:span text:style-name="T2"> <text:s text:c="19"/>System.</text:span><text:span text:style-name="T5">out</text:span><text:span text:style-name="T2">.println(</text:span><text:span text:style-name="T7">"Enter Passenger Details"</text:span><text:span text:style-name="T2">)</text:span><text:span text:style-name="T4">;</text:span><text:line-break/><text:line-break/><text:span text:style-name="T4"> <text:s text:c="19"/></text:span><text:span text:style-name="T2">System.</text:span><text:span text:style-name="T5">out</text:span><text:span text:style-name="T2">.println(</text:span><text:span text:style-name="T7">"Enter passenger name"</text:span><text:span text:style-name="T2">)</text:span><text:span text:style-name="T4">;</text:span><text:line-break/><text:span text:style-name="T4"> <text:s text:c="19"/></text:span><text:span text:style-name="T2">String name=sc.next()</text:span><text:span text:style-name="T4">;</text:span><text:line-break/><text:span text:style-name="T4"> <text:s text:c="19"/></text:span><text:span text:style-name="T2">System.</text:span><text:span text:style-name="T5">out</text:span><text:span text:style-name="T2">.println(</text:span><text:span text:style-name="T7">"Enter pan number"</text:span><text:span text:style-name="T2">)</text:span><text:span text:style-name="T4">;</text:span><text:line-break/><text:span text:style-name="T4"> <text:s text:c="19"/></text:span><text:span text:style-name="T2">String pan=sc.next()</text:span><text:span text:style-name="T4">;</text:span><text:line-break/><text:line-break/><text:span text:style-name="T4"> <text:s text:c="19"/></text:span><text:span text:style-name="T2">System.</text:span><text:span text:style-name="T5">out</text:span><text:span text:style-name="T2">.println(</text:span><text:span text:style-name="T7">"Enter passport number"</text:span><text:span text:style-name="T2">)</text:span><text:span text:style-name="T4">;</text:span><text:line-break/><text:span text:style-name="T4"> <text:s text:c="19"/></text:span><text:span text:style-name="T2">String passport=sc.next()</text:span><text:span text:style-name="T4">;</text:span><text:line-break/><text:line-break/><text:span text:style-name="T4"> <text:s text:c="19"/></text:span><text:span text:style-name="T2">System.</text:span><text:span text:style-name="T5">out</text:span><text:span text:style-name="T2">.println(</text:span><text:span text:style-name="T7">"Enter phone number"</text:span><text:span text:style-name="T2">)</text:span><text:span text:style-name="T4">;</text:span><text:line-break/><text:span text:style-name="T4"> <text:s text:c="19"/>int </text:span><text:span text:style-name="T2">phone=sc.nextInt()</text:span><text:span text:style-name="T4">;</text:span><text:line-break/><text:span text:style-name="T4"> <text:s text:c="19"/></text:span><text:line-break/><text:span text:style-name="T4"> <text:s text:c="19"/></text:span><text:span text:style-name="T2">passengers.add( </text:span><text:span text:style-name="T4">new </text:span><text:span text:style-name="T2">Passenger(name</text:span><text:span text:style-name="T4">,</text:span><text:span text:style-name="T2">pan</text:span><text:span text:style-name="T4">,</text:span><text:span text:style-name="T2">passport</text:span><text:span text:style-name="T4">,</text:span><text:span text:style-name="T2">phone))</text:span><text:span text:style-name="T4">;</text:span><text:line-break/><text:span text:style-name="T4"> <text:s text:c="15"/></text:span><text:span text:style-name="T2">}</text:span><text:line-break/><text:line-break/><text:span text:style-name="T2"> <text:s text:c="15"/></text:span><text:span text:style-name="T4">int </text:span><text:span text:style-name="T2">ticketId= </text:span><text:span text:style-name="T6">ticketServiceImp</text:span><text:span text:style-name="T2">.buyTicket(busNumberIn</text:span><text:span text:style-name="T4">,</text:span><text:span text:style-name="T2">noPassengers</text:span><text:span text:style-name="T4">,</text:span><text:span text:style-name="T2">passengers)</text:span><text:span text:style-name="T4">;</text:span><text:line-break/><text:span text:style-name="T4"> <text:s text:c="15"/></text:span><text:span text:style-name="T2">System.</text:span><text:span text:style-name="T5">out</text:span><text:span text:style-name="T2">.println(ticketId)</text:span><text:span text:style-name="T4">;</text:span><text:line-break/><text:span text:style-name="T4"> <text:s text:c="15"/>break;</text:span><text:line-break/><text:span text:style-name="T4"> <text:s text:c="11"/>case </text:span><text:span text:style-name="T8">4</text:span><text:span text:style-name="T2">:</text:span><text:line-break/><text:span text:style-name="T2"> <text:s text:c="15"/></text:span><text:line-break/><text:span text:style-name="T2"> <text:s text:c="15"/>System.</text:span><text:span text:style-name="T5">out</text:span><text:span text:style-name="T2">.println(</text:span><text:span text:style-name="T7">"Enter Ticket Number :"</text:span><text:span text:style-name="T2">)</text:span><text:span text:style-name="T4">;</text:span><text:line-break/><text:span text:style-name="T4"> <text:s text:c="15"/>int </text:span><text:span text:style-name="T2">ticket= sc.nextInt()</text:span><text:span text:style-name="T4">;;</text:span><text:line-break/><text:span text:style-name="T4"> <text:s text:c="15"/></text:span><text:span text:style-name="T2">Ticket printTicket= </text:span><text:span text:style-name="T6">ticketServiceImp</text:span><text:span text:style-name="T2">.printTicket(ticket)</text:span><text:span text:style-name="T4">;</text:span><text:line-break/><text:span text:style-name="T4"> <text:s text:c="15"/></text:span><text:span text:style-name="T2">System.</text:span><text:span text:style-name="T5">out</text:span><text:span text:style-name="T2">.println(printTicket)</text:span><text:span text:style-name="T4">;</text:span><text:line-break/><text:span text:style-name="T4"> <text:s text:c="15"/>break;</text:span><text:line-break/><text:span text:style-name="T4"> <text:s text:c="11"/>case </text:span><text:span text:style-name="T8">5</text:span><text:span text:style-name="T2">:</text:span><text:line-break/><text:span text:style-name="T2"> <text:s text:c="15"/>flag = </text:span><text:span text:style-name="T4">false;</text:span><text:line-break/><text:span text:style-name="T4"> <text:s text:c="15"/>break;</text:span><text:line-break/><text:span text:style-name="T4"> <text:s text:c="7"/></text:span><text:span text:style-name="T2">}</text:span><text:line-break/><text:span text:style-name="T2"> <text:s text:c="3"/>}</text:span><text:line-break/><text:span text:style-name="T2">}</text:span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0" svg:font-family="0" style:font-family-generic="roman" style:font-pitch="variable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1-22T13:44:41.776731507</meta:creation-date>
    <dc:date>2023-01-22T23:22:54.378755396</dc:date>
    <meta:editing-duration>PT6H9M48S</meta:editing-duration>
    <meta:editing-cycles>1</meta:editing-cycles>
    <meta:document-statistic meta:table-count="0" meta:image-count="0" meta:object-count="0" meta:page-count="2" meta:paragraph-count="6" meta:word-count="216" meta:character-count="4031" meta:non-whitespace-character-count="2746"/>
    <meta:generator>LibreOffice/6.4.7.2$Linux_X86_64 LibreOffice_project/40$Build-2</meta:generator>
  </office:meta>
</office:document-meta>
</file>